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123a42" officeooo:paragraph-rsid="00123a42"/>
    </style:style>
    <style:style style:name="P2" style:family="paragraph" style:parent-style-name="Standard">
      <style:text-properties fo:language="fr" fo:country="FR" officeooo:rsid="00123a42" officeooo:paragraph-rsid="0012bd7c"/>
    </style:style>
    <style:style style:name="P3" style:family="paragraph" style:parent-style-name="Standard">
      <style:text-properties fo:language="fr" fo:country="FR" officeooo:rsid="00123a42" officeooo:paragraph-rsid="00139524"/>
    </style:style>
    <style:style style:name="P4" style:family="paragraph" style:parent-style-name="Standard">
      <style:text-properties fo:language="fr" fo:country="FR" officeooo:rsid="00123a42" officeooo:paragraph-rsid="0014645f"/>
    </style:style>
    <style:style style:name="P5" style:family="paragraph" style:parent-style-name="Standard">
      <style:text-properties fo:language="fr" fo:country="FR" officeooo:paragraph-rsid="0012bd7c"/>
    </style:style>
    <style:style style:name="P6" style:family="paragraph" style:parent-style-name="Standard">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7" style:family="paragraph" style:parent-style-name="Standard">
      <style:text-properties fo:color="#ff0000" fo:language="fr" fo:country="FR" officeooo:rsid="00123a42" officeooo:paragraph-rsid="00123a42"/>
    </style:style>
    <style:style style:name="P8" style:family="paragraph" style:parent-style-name="Standard">
      <style:text-properties fo:language="fr" fo:country="FR" officeooo:rsid="00139524" officeooo:paragraph-rsid="00139524"/>
    </style:style>
    <style:style style:name="P9" style:family="paragraph" style:parent-style-name="Standard">
      <style:text-properties fo:color="#ff0000" fo:language="fr" fo:country="FR" officeooo:rsid="00123a42" officeooo:paragraph-rsid="00123a42"/>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officeooo:rsid="00153522"/>
    </style:style>
    <style:style style:name="T7" style:family="text">
      <style:text-properties officeooo:rsid="0016ed96"/>
    </style:style>
    <style:style style:name="T8" style:family="text">
      <style:text-properties officeooo:rsid="0016fb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 :</text:p>
      <text:p text:style-name="P6"/>
      <text:p text:style-name="P8"><text:tab/>Accepteriez-vous de vivre dans un appartement aux murs de verre, sans porte ni rideaux ? Sinon ce TPE n’est pas fait pour vous</text:p>
      <text:p text:style-name="P5"><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2"><text:tab/>Puis de nos jours, bien que les guerres soient mois présentes, le besoin de cacher ce que l'on dit existe toujours. Nous avons tous maintenant un ordinateur qui nous permet de trouver des informations sur internet, de payer en ligne, ou de converser avec nos amis. Cette évolution des technologie, a aussi entraîné une évolution des curieux, et leurs moyens mits en place sont souvent plus puissants. Ces « hackeurs » peuvent facilement entrer dans votre compte, usurper votre identité voir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text:p>
      <text:p text:style-name="P1"/>
      <text:p text:style-name="P1">I-La cryptographie, pourquoi ?</text:p>
      <text:p text:style-name="P1"><text:tab/></text:p>
      <text:p text:style-name="P3"><text:tab/><text:span text:style-name="T3">a-Privacité personnelle </text:span>: 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P3"/>
      <text:p text:style-name="P3"><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text:span></text:p>
      <text:p text:style-name="P1"/>
      <text:p text:style-name="P7">II-Le concept de clé</text:p>
      <text:p text:style-name="P1"><text:tab/><text:span text:style-name="T3">a-description du chiffrement/déchiffrement simpl</text:span><text:span text:style-name="T4">e</text:span></text:p>
      <text:p text:style-name="P1"><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Alice, le destinataire et l’émméteur s’échangent des messages chiffrés, et Eve, un personnage très curieux qui veut en savoir plus sur les convertations secrètes de Bob et Alice. Elle va donc mettre </text:span><text:soft-page-break/><text:span text:style-name="T2">tout les moyens possibles et imaginables, dans les limites des mathématiques et de la physique, pour savoir de quoi ils parlent. Nous allons donc reprendre ce système, et assigner ce personnage à chacun de nos prénoms. Luc devient Bob, Guillaumme devient Alice, et Jules devient Eve.</text:span></text:p>
      <text:p text:style-name="P1"/>
      <text:p text:style-name="P4"><text:tab/><text:span text:style-name="T5">b</text:span><text:span text:style-name="T3">-Chiffrements symétriques ou asymétriques</text:span></text:p>
      <text:p text:style-name="P4"><text:tab/></text:p>
      <text:p text:style-name="P4"><text:tab/><text:tab/><text:span text:style-name="T6">Dans le monde de la cryptographie quantique, il existe deux grandes branches. Nous avons vu précéda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es systèmes symétriques sont les plus populaires et ont étés beaucoup utilisés au cours de l’histoire. La machine Enigma, le chiffre de César, le chiffrement de Vigenaire, utilisent la même clé, bien que différentes au niveau de la forme.</text:span></text:p>
      <text:p text:style-name="P4"/>
      <text:p text:style-name="P1"><text:tab/><text:span text:style-name="T5">c</text:span><text:span text:style-name="T3">-Chiffrements par transposition ou substitution</text:span></text:p>
      <text:p text:style-name="P1"/>
      <text:p text:style-name="P1"><text:tab/><text:tab/><text:span text:style-name="T7">Parmi l’évantail de ces méthodes de chiffrement symétriques, il existe aussi deux autres catégories bien di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text:span></text:p>
      <text:p text:style-name="P1"/>
      <text:p text:style-name="P7">III-Cryptographie au fil de l'histoire : </text:p>
      <text:p text:style-name="P1"><text:tab/><text:span text:style-name="T3">a-César et ses techniques</text:span></text:p>
      <text:p text:style-name="P7"><text:tab/><text:tab/></text:p>
      <text:p text:style-name="P1"><text:tab/><text:tab/>-Substitution symétriqu<text:span text:style-name="T8">e</text:span></text:p>
      <text:p text:style-name="P1"><text:tab/><text:tab/>-Démonstration d'une technique de cryptage polyalphabétique (chiffre de césar)</text:p>
      <text:p text:style-name="P1"><text:tab/><text:tab/>-Démonstration du décryptage est explication de la faiblaisse du procédé, par programme et analyse fréquentielle</text:p>
      <text:p text:style-name="P1"/>
      <text:p text:style-name="P1"><text:tab/><text:tab/><text:span text:style-name="T8">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text:span></text:p>
      <text:p text:style-name="P1"><text:tab/><text:span text:style-name="T8">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text:span></text:p>
      <text:p text:style-name="P1"/>
      <text:p text:style-name="P1"><text:tab/>b-Chiffre de Vigenere</text:p>
      <text:p text:style-name="P1"><text:tab/><text:tab/>-Substitution symétrique</text:p>
      <text:p text:style-name="P1"><text:tab/><text:tab/>-Démonstration sur le site de cryptage, d'interception et de décodage.</text:p>
      <text:p text:style-name="P1"><text:tab/>C-Machine enigma</text:p>
      <text:p text:style-name="P1"><text:soft-page-break/><text:tab/><text:tab/>-Explication du procédé, avec images, système de cryptage symétriqu</text:p>
      <text:p text:style-name="P1"><text:tab/><text:tab/>-Démonstration de cryptage de la machine avec envoi de méssage et reception de message</text:p>
      <text:p text:style-name="P1"><text:tab/><text:tab/>-Tentative de décryptage, et explication de l'impossibilité en fonction du nombre immense de possibilités.</text:p>
      <text:p text:style-name="P1"/>
      <text:p text:style-name="P1">IV-Les techniques utilisées de nos jours</text:p>
      <text:p text:style-name="P1"><text:tab/>a-Techniques symétriques</text:p>
      <text:p text:style-name="P1"><text:tab/><text:tab/>-DES/AES</text:p>
      <text:p text:style-name="P1"><text:tab/>b-Techniques asymétriques</text:p>
      <text:p text:style-name="P1"><text:tab/><text:tab/>-Rsa : démonstration de cryptage, décryptage avec la table ascii.</text:p>
      <text:p text:style-name="P1"/>
      <text:p text:style-name="P1">V-Le futur de la cryptographie : </text:p>
      <text:p text:style-name="P1"><text:tab/>a-Une guerre pour le plus grand nombre premier(cryptage rsa)</text:p>
      <text:p text:style-name="P1"><text:tab/>b-Le cryptage quantique et la distribution aléatoire des clés. Ce système est très sécurisé.</text:p>
      <text:p text:style-name="P1"><text:tab/><text:tab/>-Tentative de simulation sur ordinateur de ce systè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1-21T11:00:43.150727189</dc:date>
    <meta:editing-duration>PT33M16S</meta:editing-duration>
    <meta:editing-cycles>3</meta:editing-cycles>
    <meta:generator>LibreOffice/5.1.4.2$Linux_X86_64 LibreOffice_project/10m0$Build-2</meta:generator>
    <meta:document-statistic meta:table-count="0" meta:image-count="0" meta:object-count="0" meta:page-count="3" meta:paragraph-count="40" meta:word-count="1303" meta:character-count="8196" meta:non-whitespace-character-count="6876"/>
  </office:meta>
</office:document-meta>
</file>